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c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projects.zoho.in/portal/mobisy#taskdetail/15779000002340099/15779000003899297/15779000008493229" text:style-name="Internet_20_link" text:visited-style-name="Visited_20_Internet_20_Link">https://projects.zoho.in/portal/mobisy#taskdetail/15779000002340099/15779000003899297/15779000008493229</text:a><text:line-break/><text:line-break/>warehouses - 74</text:p>
      <text:p text:style-name="Standard">businesstype - 3</text:p>
      <text:p text:style-name="Standard">Active outlets - 87699 </text:p>
      <text:p text:style-name="Standard">Batches <text:s/>- 0</text:p>
      <text:p text:style-name="Standard"><text:line-break/>https://stagingreports.bizomstaging.in/alertactions/edit/617</text:p>
      <text:p text:style-name="Standard"/>
      <text:p text:style-name="Standard">//////////////////////////////////////////////////////////////////////////////</text:p>
      <text:p text:style-name="Standard"/>
      <text:p text:style-name="Standard">1.Fetch Pricing Data from meta_pricing_<text:a xlink:type="simple" xlink:href="data:-" text:style-name="Internet_20_link" text:visited-style-name="Visited_20_Internet_20_Link">data:-</text:a> <text:span text:style-name="T1">(only fromdate = currentdate)</text:span></text:p>
      <text:p text:style-name="Standard"/>
      <text:p text:style-name="Standard">(skunit_id)</text:p>
      <text:p text:style-name="Standard">(price)</text:p>
      <text:p text:style-name="Standard">Businesstype(entitytype_id)</text:p>
      <text:p text:style-name="Standard">(outlet_id)</text:p>
      <text:p text:style-name="Standard"/>
      <text:p text:style-name="Standard"/>
      <text:p text:style-name="Standard">2. The corresponding mrp and price are fetched from the warehouseskunits table for the specific skunit_id, warehouse_id, and entitytype_id = <text:span text:style-name="T1">outletid and type = outlets</text:span>.</text:p>
      <text:p text:style-name="Standard"><text:line-break/>if there is an existing entry in the warehouseskunits table</text:p>
      <text:p text:style-name="Standard"/>
      <text:p text:style-name="Standard">If a matching entry exists:</text:p>
      <text:p text:style-name="Standard">The current <text:s/>data is inserted into the historywarehouseskunits.</text:p>
      <text:p text:style-name="Standard">The existing entry in the warehouseskunits table is updated with the new mrp, price.</text:p>
      <text:p text:style-name="Standard"/>
      <text:p text:style-name="Standard">If no matching entry exists:</text:p>
      <text:p text:style-name="Standard">A new entry is inserted into the warehouseskunits table with the provided mrp, price, and other relevant details.</text:p>
      <text:p text:style-name="Standard"/>
      <text:p text:style-name="Standard"/>
      <text:p text:style-name="Standard">3.Logging</text:p>
      <text:p text:style-name="Standard">4.Email Notific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1:58.622560443</meta:creation-date>
    <dc:date>2024-09-04T15:33:45.571630196</dc:date>
    <meta:editing-duration>PT4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17" meta:character-count="1014" meta:non-whitespace-character-count="911"/>
  </office:meta>
</office:document-meta>
</file>